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rminologia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24542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9662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8452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5188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4935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2425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755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6957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58930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3363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16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1135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9262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56530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2124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46982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2362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5916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795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97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6324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710283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313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26386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39149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770284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274807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47865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9374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7248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298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284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2504767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79621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483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1570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5188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18228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04578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0767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1089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201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2425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0838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39534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83011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300355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744909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284163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6786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715263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42331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37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342067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793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5834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090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0950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800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72566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9989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291519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016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39101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3499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3253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9315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9206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984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322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483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2461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95828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1089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487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652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57512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519274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0357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86324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789393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162</text:p>
          </table:table-cell>
          <table:table-cell/>
        </table:table-row>
        <table:table-row table:style-name="ro1">
          <table:table-cell office:value-type="string" calcext:value-type="string">
            <text:p>Q1976109</text:p>
          </table:table-cell>
          <table:table-cell/>
        </table:table-row>
        <table:table-row table:style-name="ro1">
          <table:table-cell office:value-type="string" calcext:value-type="string">
            <text:p>Q3206142</text:p>
          </table:table-cell>
          <table:table-cell/>
        </table:table-row>
        <table:table-row table:style-name="ro1">
          <table:table-cell office:value-type="string" calcext:value-type="string">
            <text:p>Q6537700</text:p>
          </table:table-cell>
          <table:table-cell/>
        </table:table-row>
        <table:table-row table:style-name="ro1">
          <table:table-cell office:value-type="string" calcext:value-type="string">
            <text:p>Q1327461</text:p>
          </table:table-cell>
          <table:table-cell/>
        </table:table-row>
        <table:table-row table:style-name="ro1">
          <table:table-cell office:value-type="string" calcext:value-type="string">
            <text:p>Q19866666</text:p>
          </table:table-cell>
          <table:table-cell/>
        </table:table-row>
        <table:table-row table:style-name="ro1">
          <table:table-cell office:value-type="string" calcext:value-type="string">
            <text:p>Q632346</text:p>
          </table:table-cell>
          <table:table-cell/>
        </table:table-row>
        <table:table-row table:style-name="ro1">
          <table:table-cell office:value-type="string" calcext:value-type="string">
            <text:p>Q25305479</text:p>
          </table:table-cell>
          <table:table-cell/>
        </table:table-row>
        <table:table-row table:style-name="ro1">
          <table:table-cell office:value-type="string" calcext:value-type="string">
            <text:p>Q25305479</text:p>
          </table:table-cell>
          <table:table-cell/>
        </table:table-row>
        <table:table-row table:style-name="ro1">
          <table:table-cell office:value-type="string" calcext:value-type="string">
            <text:p>Q25305479</text:p>
          </table:table-cell>
          <table:table-cell/>
        </table:table-row>
        <table:table-row table:style-name="ro1">
          <table:table-cell office:value-type="string" calcext:value-type="string">
            <text:p>Q25052115</text:p>
          </table:table-cell>
          <table:table-cell/>
        </table:table-row>
        <table:table-row table:style-name="ro1">
          <table:table-cell office:value-type="string" calcext:value-type="string">
            <text:p>Q1271424</text:p>
          </table:table-cell>
          <table:table-cell/>
        </table:table-row>
        <table:table-row table:style-name="ro1">
          <table:table-cell office:value-type="string" calcext:value-type="string">
            <text:p>Q194152</text:p>
          </table:table-cell>
          <table:table-cell/>
        </table:table-row>
        <table:table-row table:style-name="ro1">
          <table:table-cell office:value-type="string" calcext:value-type="string">
            <text:p>Q55632839</text:p>
          </table:table-cell>
          <table:table-cell/>
        </table:table-row>
        <table:table-row table:style-name="ro1">
          <table:table-cell office:value-type="string" calcext:value-type="string">
            <text:p>Q4200770</text:p>
          </table:table-cell>
          <table:table-cell/>
        </table:table-row>
        <table:table-row table:style-name="ro1">
          <table:table-cell office:value-type="string" calcext:value-type="string">
            <text:p>Q17165062</text:p>
          </table:table-cell>
          <table:table-cell/>
        </table:table-row>
        <table:table-row table:style-name="ro1">
          <table:table-cell office:value-type="string" calcext:value-type="string">
            <text:p>Q3206140</text:p>
          </table:table-cell>
          <table:table-cell/>
        </table:table-row>
        <table:table-row table:style-name="ro1">
          <table:table-cell office:value-type="string" calcext:value-type="string">
            <text:p>Q5412773</text:p>
          </table:table-cell>
          <table:table-cell/>
        </table:table-row>
        <table:table-row table:style-name="ro1">
          <table:table-cell office:value-type="string" calcext:value-type="string">
            <text:p>Q16964945</text:p>
          </table:table-cell>
          <table:table-cell/>
        </table:table-row>
        <table:table-row table:style-name="ro1">
          <table:table-cell office:value-type="string" calcext:value-type="string">
            <text:p>Q7072641</text:p>
          </table:table-cell>
          <table:table-cell/>
        </table:table-row>
        <table:table-row table:style-name="ro1">
          <table:table-cell office:value-type="string" calcext:value-type="string">
            <text:p>Q15028</text:p>
          </table:table-cell>
          <table:table-cell/>
        </table:table-row>
        <table:table-row table:style-name="ro1">
          <table:table-cell office:value-type="string" calcext:value-type="string">
            <text:p>Q37033</text:p>
          </table:table-cell>
          <table:table-cell/>
        </table:table-row>
        <table:table-row table:style-name="ro1">
          <table:table-cell office:value-type="string" calcext:value-type="string">
            <text:p>Q515701</text:p>
          </table:table-cell>
          <table:table-cell/>
        </table:table-row>
        <table:table-row table:style-name="ro1">
          <table:table-cell office:value-type="string" calcext:value-type="string">
            <text:p>Q54872</text:p>
          </table:table-cell>
          <table:table-cell/>
        </table:table-row>
        <table:table-row table:style-name="ro1">
          <table:table-cell office:value-type="string" calcext:value-type="string">
            <text:p>Q96397500</text:p>
          </table:table-cell>
          <table:table-cell/>
        </table:table-row>
        <table:table-row table:style-name="ro1">
          <table:table-cell office:value-type="string" calcext:value-type="string">
            <text:p>Q233015</text:p>
          </table:table-cell>
          <table:table-cell/>
        </table:table-row>
        <table:table-row table:style-name="ro1">
          <table:table-cell office:value-type="string" calcext:value-type="string">
            <text:p>Q21605525</text:p>
          </table:table-cell>
          <table:table-cell/>
        </table:table-row>
        <table:table-row table:style-name="ro1">
          <table:table-cell office:value-type="string" calcext:value-type="string">
            <text:p>Q24589734</text:p>
          </table:table-cell>
          <table:table-cell/>
        </table:table-row>
        <table:table-row table:style-name="ro1">
          <table:table-cell office:value-type="string" calcext:value-type="string">
            <text:p>Q780920</text:p>
          </table:table-cell>
          <table:table-cell/>
        </table:table-row>
        <table:table-row table:style-name="ro1">
          <table:table-cell office:value-type="string" calcext:value-type="string">
            <text:p>Q2115</text:p>
          </table:table-cell>
          <table:table-cell/>
        </table:table-row>
      </table:table>
      <table:table table:name="Swimming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638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8544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892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002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3100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3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34496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7346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363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87812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50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1243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524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7511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2616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198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27742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129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9957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64201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39357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5982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4864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097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00885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264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9915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18549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380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9888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279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8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26669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3525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71422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4130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42551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89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1032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73685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58210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409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19175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205293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21623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662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01388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86871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504425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73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49978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99148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5932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106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9085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80692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129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89074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9440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707</text:p>
          </table:table-cell>
          <table:table-cell office:value-type="string" calcext:value-type="string">
            <text:p>Q205</text:p>
          </table:table-cell>
        </table:table-row>
      </table:table>
      <table:table table:name="Marx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table:style-name="Default" office:value-type="string" calcext:value-type="string">
            <text:p>Q8545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87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0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6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000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4111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40949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29264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773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20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7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38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027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1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92309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23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147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198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355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74888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3242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4928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8581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6900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8550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3512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9717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8483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5213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6346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743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8853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2354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2950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5926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8034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3204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573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29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285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1301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058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6868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741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27189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068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3332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6074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207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5015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285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3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5136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1782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585312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38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256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5895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00262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4105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11214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176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9771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098198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51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0648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2881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3003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0487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41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36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921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5670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995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60468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9985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0020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2006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627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1967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063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6376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063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6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86628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076940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293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6859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231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7969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8332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15637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6607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58243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6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9104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362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8498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7567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56966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8019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578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2602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8207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58548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3393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238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726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37822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9118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58945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8171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39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128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2251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512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7269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1495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027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752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9550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42756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5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2339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478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9378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86765</text:p>
          </table:table-cell>
          <table:table-cell office:value-type="string" calcext:value-type="string">
            <text:p>Q206</text:p>
          </table:table-cell>
        </table:table-row>
      </table:table>
      <table:table table:name="LGBT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table:style-name="Default" office:value-type="string" calcext:value-type="string">
            <text:p>Q5139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507948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72435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87660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74759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290521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91637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320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9320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57432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0809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14198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075560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473763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800143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813444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708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9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1028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107631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507428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52868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496945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827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826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67216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66267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13521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835459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0508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980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48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63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496095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5413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89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1027172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504933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829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4265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88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45782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38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628268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50254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85486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01000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61290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683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757208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62591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53742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42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94086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827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901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5467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7153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74217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724281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40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41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64819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35319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9892920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5802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93099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510446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40400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767637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42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24282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1020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16590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88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341679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606417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44950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5228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0859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8912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01436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967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9096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14825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83261</text:p>
          </table:table-cell>
          <table:table-cell office:value-type="string" calcext:value-type="string">
            <text:p>Q208</text:p>
          </table:table-cell>
        </table:table-row>
      </table:table>
      <table:table table:name="Bicycle" table:style-name="ta1">
        <table:table-column table:style-name="co1" table:default-cell-style-name="ce6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73225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46349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32479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7757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713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17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7145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07653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837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36077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712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48029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4848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284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5079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196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59395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4885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783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51453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7377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3757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11399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7386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504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247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050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72389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48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0925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812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5031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479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3217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954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75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9565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5983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5551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523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5755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5403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3023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1179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22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9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4862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9323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953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6098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38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986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1295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6322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320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01454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010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43086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8869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9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3020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3381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0379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7365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5174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460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6460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2061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1584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60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24094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16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980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01828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5098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594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388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4912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2736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9260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9264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636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62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39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361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94512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0727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54035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9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7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8949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2806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6486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511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67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994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4786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60795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9204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866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11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2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7088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179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6905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0676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429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4036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2035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044815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3496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36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9409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5686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8626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504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73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4961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370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4945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80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8096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38509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242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0034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7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7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53042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0090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41404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0811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448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274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7369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02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484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330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66428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89856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6343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2600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73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7280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27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863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3748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416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441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9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7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1932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9866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1571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24382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23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75100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6641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70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8906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4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95154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2416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00122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01823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03820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73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576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6745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1633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4567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7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3754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08267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3758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9798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7185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986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8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8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35503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603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5155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5891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05984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1256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1260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974489</text:p>
          </table:table-cell>
          <table:table-cell office:value-type="string" calcext:value-type="string">
            <text:p>Q2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12:54:40.871459877</meta:creation-date>
    <dc:date>2022-11-08T16:21:12.893758914</dc:date>
    <meta:editing-duration>PT4H8M4S</meta:editing-duration>
    <meta:editing-cycles>7</meta:editing-cycles>
    <meta:generator>LibreOffice/7.3.6.2$Linux_X86_64 LibreOffice_project/30$Build-2</meta:generator>
    <meta:document-statistic meta:table-count="5" meta:cell-count="1146" meta:object-count="0"/>
    <meta:user-defined meta:name="ProgId">Excel.Sheet</meta:user-defined>
  </office:meta>
</office:document-meta>
</file>